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artkin</text:p>
      <text:p text:style-name="P1"/>
      <text:p text:style-name="P2">Smartkin es un sitio web realizado con el objetivo de dar a conocer a los usuarios interesados, una gran variedad de skines diseñados a medida para diferentes dispositivos. Dando la posibilidad de que el usuario pueda consultar por un modelo específico, u otra consulta en particular.</text:p>
      <text:p text:style-name="P2">El administrador del sitio, será el encargado de actualizar los productos, su información personal y datos de contacto.</text:p>
      <text:p text:style-name="P4"/>
      <text:p text:style-name="P1">Especificación de los casos de uso</text:p>
      <text:p text:style-name="Standard"/>
      <text:p text:style-name="Standard">Caso de uso: <text:span text:style-name="T2">Ver pagina principal</text:span></text:p>
      <text:p text:style-name="Standard"><text:tab/>Este caso de uso permite al usuario ver el Home de la página.</text:p>
      <text:p text:style-name="Standard">Actor: Usuario</text:p>
      <text:p text:style-name="Standard">Especificación:</text:p>
      <text:p text:style-name="Standard"><text:tab/>Flujo Primario:</text:p>
      <text:p text:style-name="Standard"><text:tab/><text:tab/>1-El usuario ingresa al sitio web.</text:p>
      <text:p text:style-name="Standard"><text:tab/><text:tab/>2-Se muestra la página inicial.</text:p>
      <text:p text:style-name="Standard"><text:tab/><text:tab/>3-Finaliza el caso de uso.</text:p>
      <text:p text:style-name="Standard"/>
      <text:p text:style-name="Standard">Caso de uso: <text:span text:style-name="T2">Ver categorías.</text:span></text:p>
      <text:p text:style-name="Standard"><text:tab/>Este caso de uso nos dará un listado de todas las categorías existentes.</text:p>
      <text:p text:style-name="Standard">Actor: Usuario</text:p>
      <text:p text:style-name="Standard">Especificación:</text:p>
      <text:p text:style-name="Standard"><text:tab/>Flujo Primario:</text:p>
      <text:p text:style-name="Standard"><text:tab/><text:tab/>1-El usuario debe hacer clic en el botón “Categorías”.</text:p>
      <text:p text:style-name="Standard"><text:tab/><text:tab/>2-Se desplegará un listado de todas las categorías existentes.</text:p>
      <text:p text:style-name="Standard"><text:tab/><text:tab/>3-Finaliza el caso de uso.</text:p>
      <text:p text:style-name="Standard"/>
      <text:p text:style-name="Standard">Caso de uso: <text:span text:style-name="T2">Ver colecciones.</text:span></text:p>
      <text:p text:style-name="Standard"><text:tab/>Este caso de uso nos permite ver galerías de todas las colecciones existentes, de acuerdo a la <text:tab/>categoría seleccionada previamente.</text:p>
      <text:p text:style-name="Standard">Actor: Usuario</text:p>
      <text:p text:style-name="Standard">Especificación:</text:p>
      <text:p text:style-name="Standard"><text:tab/>Flujo Primario:</text:p>
      <text:p text:style-name="Standard"><text:tab/><text:tab/>1-El usuario debe seleccionar una categoría y hacer clic sobre ella.</text:p>
      <text:p text:style-name="Standard"><text:tab/><text:tab/>2-Se mostrará en pantalla varias galerías referentes a la categoría elegida.</text:p>
      <text:p text:style-name="Standard"><text:tab/><text:tab/>3-Finaliza el caso de uso.</text:p>
      <text:p text:style-name="Standard"/>
      <text:p text:style-name="Standard">Caso de uso:<text:span text:style-name="T2"> Ver modelos.</text:span></text:p>
      <text:p text:style-name="Standard"><text:tab/>Este caso de uso mostrara un listado de todos los modelos existentes de acuerdo a la <text:tab/>colección elegida.</text:p>
      <text:p text:style-name="Standard">Actor: Usuario</text:p>
      <text:p text:style-name="Standard">Especificación:</text:p>
      <text:p text:style-name="Standard"><text:tab/>Flujo Primario:</text:p>
      <text:p text:style-name="Standard"><text:tab/><text:tab/>1-El usuario debe seleccionar una colección y hacer clic sobre ella.</text:p>
      <text:p text:style-name="Standard"><text:tab/><text:tab/>2-Se mostrará en pantalla un listado de modelos <text:s/>referentes a la colección elegida</text:p>
      <text:p text:style-name="Standard"><text:tab/><text:tab/>3-Finaliza el caso de uso.</text:p>
      <text:p text:style-name="Standard"/>
      <text:p text:style-name="Standard">Caso de uso: <text:span text:style-name="T2">Ver </text:span><text:span text:style-name="T2">dispositivos.</text:span></text:p>
      <text:p text:style-name="Standard"><text:soft-page-break/><text:tab/>Este caso de uso mostrara un listado de todos los dispositivos existentes de acuerdo al <text:tab/>modelo elegido</text:p>
      <text:p text:style-name="Standard">Actor: Usuario</text:p>
      <text:p text:style-name="Standard">Especificación:</text:p>
      <text:p text:style-name="Standard"><text:tab/>Flujo Primario:</text:p>
      <text:p text:style-name="Standard"><text:tab/><text:tab/>1-El usuario debe seleccionar un modelo y hacer click sobre el.</text:p>
      <text:p text:style-name="Standard"><text:tab/><text:tab/>2-Se mostrará en pantalla un modal con una galería de dispositivos <text:s/>referentes al <text:tab/><text:tab/><text:tab/>modelo elegido.</text:p>
      <text:p text:style-name="Standard"><text:tab/><text:tab/><text:tab/>2.a-Nos dará la opción de consultar por dicho modelo.</text:p>
      <text:p text:style-name="Standard"><text:tab/><text:tab/><text:tab/><text:tab/>*Completar el formulario</text:p>
      <text:p text:style-name="Standard"><text:tab/><text:tab/><text:tab/><text:tab/>* Enviar</text:p>
      <text:p text:style-name="Standard"><text:tab/><text:tab/><text:tab/>2.b-Nos dará la opción de cerrar el modal, volviéndonos al listado de <text:tab/><text:tab/><text:tab/><text:tab/>modelos.</text:p>
      <text:p text:style-name="Standard"><text:tab/><text:tab/>3-Finaliza el caso de uso.</text:p>
      <text:p text:style-name="Standard"/>
      <text:p text:style-name="Standard">Caso de uso: <text:span text:style-name="T2">Identificarse.</text:span></text:p>
      <text:p text:style-name="Standard"><text:tab/>En este caso de uso el administrador será identificado con su usuario y contraseña.</text:p>
      <text:p text:style-name="Standard">Actor: Administrador</text:p>
      <text:p text:style-name="Standard">Especificación: </text:p>
      <text:p text:style-name="Standard"><text:tab/>1-El usuario deberá dirigirse al sitio de administrador, haciendo clic en el botón “Login”.</text:p>
      <text:p text:style-name="Standard"><text:tab/>2-El sistema le pedirá que ingrese usuario y contraseña.</text:p>
      <text:p text:style-name="Standard"><text:tab/>3-Validación correcta de la identificación.</text:p>
      <text:p text:style-name="Standard"><text:tab/>4-Finaliza el caso de uso.</text:p>
      <text:p text:style-name="Standard"/>
      <text:p text:style-name="Standard">Caso de uso: <text:span text:style-name="T2">Ver consultas.</text:span></text:p>
      <text:p text:style-name="Standard"><text:tab/>En este caso de uso el administrador será redirigido a la página de correo electrónico.</text:p>
      <text:p text:style-name="Standard">Actor: Administrador</text:p>
      <text:p text:style-name="Standard">Especificación:</text:p>
      <text:p text:style-name="Standard"><text:tab/>1-El usuario deberá hacer clic en el botón “Consultas recibidas”.</text:p>
      <text:p text:style-name="Standard"><text:tab/>2-Se enviará al usuario a la pagina de correo electrónico.</text:p>
      <text:p text:style-name="Standard"><text:tab/>3-Finaliza el caso de uso.</text:p>
      <text:p text:style-name="Standard"/>
      <text:p text:style-name="Standard">Caso de uso: <text:span text:style-name="T2">Borrar, Agregar, Modificar.</text:span></text:p>
      <text:p text:style-name="Standard"><text:tab/>En este caso de uso el administrador podrá hacer modificaciones en los productos, datos <text:tab/>personales y <text:s/>datos de contacto.</text:p>
      <text:p text:style-name="Standard">Actor: Administrador</text:p>
      <text:p text:style-name="Standard">Especificación: </text:p>
      <text:p text:style-name="Standard"><text:tab/>1-El usuario deberá hacer clic en el botón de Modificaciones.</text:p>
      <text:p text:style-name="Standard"><text:tab/>2-Deberá seleccionar la sección que desea modificar.</text:p>
      <text:p text:style-name="Standard"><text:tab/>3-Se abrirá un cartel emergente al hacer clic en “Guardar”, preguntando si el administrador <text:tab/>esta conforme con los cambios realizados.</text:p>
      <text:p text:style-name="Standard"><text:tab/>4-Finaliza el caso de uso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1:21:43.602154590</meta:creation-date>
    <dc:date>2014-10-01T18:34:33</dc:date>
    <meta:editing-duration>PT5M1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71" meta:word-count="528" meta:character-count="3414" meta:non-whitespace-character-count="2872"/>
  </office:meta>
</office:document-meta>
</file>